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courier new" fo:font-size="9.75pt" fo:letter-spacing="normal" fo:font-style="normal" fo:font-weight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Arial1" fo:font-size="9.75pt" fo:letter-spacing="normal" fo:font-style="normal" fo:font-weight="normal" officeooo:paragraph-rsid="00139145"/>
    </style:style>
    <style:style style:name="P3" style:family="paragraph" style:parent-style-name="Standard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style:font-name="courier new" fo:font-size="9.75pt" fo:letter-spacing="normal" fo:font-style="normal" fo:font-weight="normal"/>
    </style:style>
    <style:style style:name="T1" style:family="text">
      <style:text-properties officeooo:rsid="0008ac78"/>
    </style:style>
    <style:style style:name="T2" style:family="text">
      <style:text-properties officeooo:rsid="001391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2">Luca Di Costanzo</text:span></text:p>
      <text:p text:style-name="P1">[<text:span text:style-name="T2">V</text:span>] Il nome è coerente con il contenuto</text:p>
      <text:p text:style-name="P1">[<text:span text:style-name="T2">X</text:span>] Ha lo stesso nome dello scenario generalizzato</text:p>
      <text:p text:style-name="P1">[<text:span text:style-name="T2">V</text:span>] Ha lo stesso ID dello scenario generalizzato</text:p>
      <text:p text:style-name="P1">[<text:span text:style-name="T2">V</text:span>] Non sono presenti attori multipli con congiunzione OR</text:p>
      <text:p text:style-name="P1">[<text:span text:style-name="T2">V</text:span>] Il file è nominato secondo la corretta nomenclatura</text:p>
      <text:p text:style-name="P1">[<text:span text:style-name="T2">V</text:span>] Tutte le azioni del sistema sono tabulate</text:p>
      <text:p text:style-name="P1">[<text:span text:style-name="T2">V</text:span>] Tutte le azioni del sistema sono indicate in modo esplicito</text:p>
      <text:p text:style-name="P1">[<text:span text:style-name="T2">V</text:span>] Il flusso degli eventi è coerente con i requisiti fuzionali</text:p>
      <text:p text:style-name="P1">[] Eventuali inclusioni all'inizio del caso d'uso sono espresse nella entry condition</text:p>
      <text:p text:style-name="P1">[] Le inclusioni sono segnalate secondo le convenzioni previste</text:p>
      <text:p text:style-name="P1">[<text:span text:style-name="T2">V</text:span>] I requisiti qualitativi sono misurabili</text:p>
      <text:p text:style-name="P1">[<text:span text:style-name="T2">V</text:span>] I punti di estensione sono elencati in un elenco con lettere latine minuscole</text:p>
      <text:p text:style-name="P1">[<text:span text:style-name="T2">V</text:span>] Le estensioni sono segnalate secondo le convenzioni previste</text:p>
      <text:p text:style-name="P1">[] Le specializzazioni sono segnalate secondo le convenzioni previste</text:p>
      <text:p text:style-name="P1">[<text:span text:style-name="T2">V</text:span>] Entry e exit condition sono specificate</text:p>
      <text:p text:style-name="P1">[<text:span text:style-name="T2">V</text:span>] Il flusso degli eventi è correttamente numerato</text:p>
      <text:p text:style-name="P1">[<text:span text:style-name="T2">X</text:span>] È presente una didascalia che riporti l'indentificativo del caso d'uso e una breve descrizione</text:p>
      <text:p text:style-name="P1"><text:s/><text:span text:style-name="T2">- Manca la descrizio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1" svg:font-family="Arial, Helvetica, sans-serif"/>
    <style:font-face style:name="Tahoma1" svg:font-family="Tahoma"/>
    <style:font-face style:name="courier new" svg:font-family="'courier new', monospac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4</meta:editing-cycles>
    <meta:generator>LibreOffice/3.6$Windows_x86 LibreOffice_project/da8c1e6-fd468f4-454e206-f42a4a9-143cfd</meta:generator>
    <dc:date>2012-10-29T18:32:49.33</dc:date>
    <meta:document-statistic meta:table-count="0" meta:image-count="0" meta:object-count="0" meta:page-count="1" meta:paragraph-count="19" meta:word-count="168" meta:character-count="1056" meta:non-whitespace-character-count="906"/>
    <meta:user-defined meta:name="Info 1"/>
    <meta:user-defined meta:name="Info 2"/>
    <meta:user-defined meta:name="Info 3"/>
    <meta:user-defined meta:name="Info 4"/>
  </office:meta>
</office:document-meta>
</file>